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raph_name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pu_bellman(ms)(only pos)</text:p>
          </table:table-cell>
          <table:table-cell office:value-type="string" calcext:value-type="string">
            <text:p>cpu_dijkstra(ms)(only pos)</text:p>
          </table:table-cell>
          <table:table-cell office:value-type="string" calcext:value-type="string">
            <text:p>cpu_hybrid(ms)(only pos)</text:p>
          </table:table-cell>
          <table:table-cell office:value-type="string" calcext:value-type="string">
            <text:p>gpu_dijkstra(ms)(only pos)</text:p>
          </table:table-cell>
          <table:table-cell office:value-type="string" calcext:value-type="string">
            <text:p>cpu_bellman(ms)(mix)</text:p>
          </table:table-cell>
          <table:table-cell office:value-type="string" calcext:value-type="string">
            <text:p>cpu_hybrid(s)(mix)</text:p>
          </table:table-cell>
        </table:table-row>
        <table:table-row table:style-name="ro1">
          <table:table-cell office:value-type="string" calcext:value-type="string">
            <text:p>10_1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0.683" calcext:value-type="float">
            <text:p>0.683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963" calcext:value-type="float">
            <text:p>0.963</text:p>
          </table:table-cell>
          <table:table-cell office:value-type="float" office:value="3.58" calcext:value-type="float">
            <text:p>3.58</text:p>
          </table:table-cell>
          <table:table-cell office:value-type="float" office:value="81.558" calcext:value-type="float">
            <text:p>81.558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11_16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0.92" calcext:value-type="float">
            <text:p>0.92</text:p>
          </table:table-cell>
          <table:table-cell office:value-type="float" office:value="1.619" calcext:value-type="float">
            <text:p>1.619</text:p>
          </table:table-cell>
          <table:table-cell office:value-type="float" office:value="3.464" calcext:value-type="float">
            <text:p>3.464</text:p>
          </table:table-cell>
          <table:table-cell office:value-type="float" office:value="6.186" calcext:value-type="float">
            <text:p>6.186</text:p>
          </table:table-cell>
          <table:table-cell office:value-type="float" office:value="299.56" calcext:value-type="float">
            <text:p>299.56</text:p>
          </table:table-cell>
          <table:table-cell office:value-type="float" office:value="35.786" calcext:value-type="float">
            <text:p>35.786</text:p>
          </table:table-cell>
        </table:table-row>
        <table:table-row table:style-name="ro1">
          <table:table-cell office:value-type="string" calcext:value-type="string">
            <text:p>12_16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1.788" calcext:value-type="float">
            <text:p>1.788</text:p>
          </table:table-cell>
          <table:table-cell office:value-type="float" office:value="3.464" calcext:value-type="float">
            <text:p>3.464</text:p>
          </table:table-cell>
          <table:table-cell office:value-type="float" office:value="7.205" calcext:value-type="float">
            <text:p>7.205</text:p>
          </table:table-cell>
          <table:table-cell office:value-type="float" office:value="10.718" calcext:value-type="float">
            <text:p>10.718</text:p>
          </table:table-cell>
          <table:table-cell office:value-type="float" office:value="1214.47" calcext:value-type="float">
            <text:p>1214.47</text:p>
          </table:table-cell>
          <table:table-cell office:value-type="float" office:value="161.504" calcext:value-type="float">
            <text:p>161.504</text:p>
          </table:table-cell>
        </table:table-row>
        <table:table-row table:style-name="ro1">
          <table:table-cell office:value-type="string" calcext:value-type="string">
            <text:p>13_16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.218" calcext:value-type="float">
            <text:p>3.218</text:p>
          </table:table-cell>
          <table:table-cell office:value-type="float" office:value="8.257" calcext:value-type="float">
            <text:p>8.257</text:p>
          </table:table-cell>
          <table:table-cell office:value-type="float" office:value="16.033" calcext:value-type="float">
            <text:p>16.033</text:p>
          </table:table-cell>
          <table:table-cell office:value-type="float" office:value="2.642" calcext:value-type="float">
            <text:p>2.642</text:p>
          </table:table-cell>
          <table:table-cell office:value-type="float" office:value="5466.218" calcext:value-type="float">
            <text:p>5466.218</text:p>
          </table:table-cell>
          <table:table-cell/>
        </table:table-row>
        <table:table-row table:style-name="ro1">
          <table:table-cell office:value-type="string" calcext:value-type="string">
            <text:p>14_16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.38" calcext:value-type="float">
            <text:p>7.38</text:p>
          </table:table-cell>
          <table:table-cell office:value-type="float" office:value="17.712" calcext:value-type="float">
            <text:p>17.712</text:p>
          </table:table-cell>
          <table:table-cell office:value-type="float" office:value="35.51" calcext:value-type="float">
            <text:p>35.51</text:p>
          </table:table-cell>
          <table:table-cell office:value-type="float" office:value="4.856" calcext:value-type="float">
            <text:p>4.856</text:p>
          </table:table-cell>
          <table:table-cell office:value-type="float" office:value="20018.421" calcext:value-type="float">
            <text:p>20018.421</text:p>
          </table:table-cell>
          <table:table-cell/>
        </table:table-row>
        <table:table-row table:style-name="ro1">
          <table:table-cell office:value-type="string" calcext:value-type="string">
            <text:p>15_16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.812" calcext:value-type="float">
            <text:p>14.812</text:p>
          </table:table-cell>
          <table:table-cell office:value-type="float" office:value="39.326" calcext:value-type="float">
            <text:p>39.326</text:p>
          </table:table-cell>
          <table:table-cell office:value-type="float" office:value="81.36" calcext:value-type="float">
            <text:p>81.36</text:p>
          </table:table-cell>
          <table:table-cell office:value-type="float" office:value="55.295" calcext:value-type="float">
            <text:p>55.295</text:p>
          </table:table-cell>
          <table:table-cell office:value-type="float" office:value="83736.791" calcext:value-type="float">
            <text:p>83736.791</text:p>
          </table:table-cell>
          <table:table-cell/>
        </table:table-row>
        <table:table-row table:style-name="ro1">
          <table:table-cell office:value-type="string" calcext:value-type="string">
            <text:p>16_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.031" calcext:value-type="float">
            <text:p>32.031</text:p>
          </table:table-cell>
          <table:table-cell office:value-type="float" office:value="125.326" calcext:value-type="float">
            <text:p>125.326</text:p>
          </table:table-cell>
          <table:table-cell office:value-type="float" office:value="249.35" calcext:value-type="float">
            <text:p>249.35</text:p>
          </table:table-cell>
          <table:table-cell office:value-type="float" office:value="92.635" calcext:value-type="float">
            <text:p>92.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_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3.603" calcext:value-type="float">
            <text:p>73.603</text:p>
          </table:table-cell>
          <table:table-cell office:value-type="float" office:value="318.036" calcext:value-type="float">
            <text:p>318.036</text:p>
          </table:table-cell>
          <table:table-cell office:value-type="float" office:value="627.62" calcext:value-type="float">
            <text:p>627.62</text:p>
          </table:table-cell>
          <table:table-cell office:value-type="float" office:value="155.163" calcext:value-type="float">
            <text:p>155.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30.496" calcext:value-type="float">
            <text:p>130.496</text:p>
          </table:table-cell>
          <table:table-cell office:value-type="float" office:value="958.687" calcext:value-type="float">
            <text:p>958.687</text:p>
          </table:table-cell>
          <table:table-cell office:value-type="float" office:value="1924.31" calcext:value-type="float">
            <text:p>1924.31</text:p>
          </table:table-cell>
          <table:table-cell office:value-type="float" office:value="318.787" calcext:value-type="float">
            <text:p>318.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_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37.01" calcext:value-type="float">
            <text:p>337.01</text:p>
          </table:table-cell>
          <table:table-cell office:value-type="float" office:value="2514.591" calcext:value-type="float">
            <text:p>2514.591</text:p>
          </table:table-cell>
          <table:table-cell office:value-type="float" office:value="5043.41" calcext:value-type="float">
            <text:p>5043.41</text:p>
          </table:table-cell>
          <table:table-cell office:value-type="float" office:value="641.177" calcext:value-type="float">
            <text:p>641.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_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122.165" calcext:value-type="float">
            <text:p>1122.165</text:p>
          </table:table-cell>
          <table:table-cell office:value-type="float" office:value="5731.896" calcext:value-type="float">
            <text:p>5731.896</text:p>
          </table:table-cell>
          <table:table-cell office:value-type="float" office:value="11562.25" calcext:value-type="float">
            <text:p>11562.25</text:p>
          </table:table-cell>
          <table:table-cell office:value-type="float" office:value="1175.701" calcext:value-type="float">
            <text:p>1175.7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01:20:22.980604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9:29:57.170356832</meta:creation-date>
    <dc:date>2020-12-23T12:45:39.794501061</dc:date>
    <meta:editing-duration>PT16H52M28S</meta:editing-duration>
    <meta:editing-cycles>7</meta:editing-cycles>
    <meta:generator>LibreOffice/6.4.6.2$Linux_X86_64 LibreOffice_project/40$Build-2</meta:generator>
    <meta:document-statistic meta:table-count="1" meta:cell-count="95" meta:object-count="0"/>
  </office:meta>
</office:document-meta>
</file>